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Fantasque Sans Mono" svg:font-family="'Fantasque Sans Mono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/>
      </style:paragraph-properties>
      <style:text-properties style:font-name="Comic Sans MS" fo:font-size="18pt" fo:language="en" fo:country="US" fo:font-style="normal" style:text-underline-style="none" fo:font-weight="bold" officeooo:rsid="000e137c" officeooo:paragraph-rsid="000e137c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paragraph-properties>
        <style:tab-stops>
          <style:tab-stop style:position="4.994cm"/>
          <style:tab-stop style:position="10.495cm"/>
          <style:tab-stop style:position="17.505cm"/>
          <style:tab-stop style:position="19.992cm"/>
          <style:tab-stop style:position="25.495cm" style:type="right"/>
        </style:tab-stops>
      </style:paragraph-properties>
      <style:text-properties style:font-name="Calibri" fo:language="en" fo:country="US" fo:font-weight="normal" officeooo:rsid="000e137c" officeooo:paragraph-rsid="000e137c" style:font-weight-asian="normal" style:font-weight-complex="normal"/>
    </style:style>
    <style:style style:name="P3" style:family="paragraph" style:parent-style-name="Standard">
      <style:paragraph-properties>
        <style:tab-stops>
          <style:tab-stop style:position="4.994cm"/>
          <style:tab-stop style:position="10.495cm"/>
          <style:tab-stop style:position="17.505cm"/>
          <style:tab-stop style:position="19.992cm"/>
          <style:tab-stop style:position="25.46cm" style:type="right"/>
        </style:tab-stops>
      </style:paragraph-properties>
      <style:text-properties style:font-name="Calibri" fo:language="en" fo:country="US" fo:font-weight="normal" officeooo:rsid="000e137c" officeooo:paragraph-rsid="000e137c" style:font-weight-asian="normal" style:font-weight-complex="normal"/>
    </style:style>
    <style:style style:name="P4" style:family="paragraph" style:parent-style-name="Standard">
      <style:paragraph-properties>
        <style:tab-stops>
          <style:tab-stop style:position="4.994cm"/>
          <style:tab-stop style:position="10.495cm"/>
          <style:tab-stop style:position="19.992cm"/>
          <style:tab-stop style:position="25.513cm" style:type="right"/>
        </style:tab-stops>
      </style:paragraph-properties>
      <style:text-properties style:font-name="Calibri" fo:language="en" fo:country="US" fo:font-weight="normal" officeooo:rsid="000e137c" officeooo:paragraph-rsid="000e137c" style:font-weight-asian="normal" style:font-weight-complex="normal"/>
    </style:style>
    <style:style style:name="P5" style:family="paragraph" style:parent-style-name="Standard">
      <style:paragraph-properties>
        <style:tab-stops>
          <style:tab-stop style:position="4.994cm"/>
          <style:tab-stop style:position="10.495cm"/>
          <style:tab-stop style:position="17.505cm"/>
          <style:tab-stop style:position="19.992cm"/>
          <style:tab-stop style:position="25.478cm" style:type="right"/>
        </style:tab-stops>
      </style:paragraph-properties>
      <style:text-properties style:font-name="Calibri" fo:language="en" fo:country="US" fo:font-weight="normal" officeooo:rsid="000e137c" officeooo:paragraph-rsid="000e137c" style:font-weight-asian="normal" style:font-weight-complex="normal"/>
    </style:style>
    <style:style style:name="P6" style:family="paragraph" style:parent-style-name="Standard">
      <style:paragraph-properties>
        <style:tab-stops>
          <style:tab-stop style:position="4.994cm"/>
          <style:tab-stop style:position="10.495cm"/>
          <style:tab-stop style:position="17.505cm"/>
          <style:tab-stop style:position="19.992cm"/>
          <style:tab-stop style:position="25.531cm" style:type="right"/>
        </style:tab-stops>
      </style:paragraph-properties>
      <style:text-properties style:font-name="Calibri" fo:language="en" fo:country="US" fo:font-weight="normal" officeooo:rsid="000f7d30" officeooo:paragraph-rsid="000f7d30" style:font-weight-asian="normal" style:font-weight-complex="normal"/>
    </style:style>
    <style:style style:name="P7" style:family="paragraph" style:parent-style-name="Standard">
      <style:paragraph-properties>
        <style:tab-stops>
          <style:tab-stop style:position="4.994cm"/>
          <style:tab-stop style:position="10.495cm"/>
          <style:tab-stop style:position="17.505cm"/>
          <style:tab-stop style:position="19.992cm"/>
          <style:tab-stop style:position="25.495cm" style:type="right"/>
        </style:tab-stops>
      </style:paragraph-properties>
      <style:text-properties style:font-name="Calibri" fo:language="en" fo:country="US" fo:font-weight="normal" officeooo:rsid="000f7d30" officeooo:paragraph-rsid="000f7d30" style:font-weight-asian="normal" style:font-weight-complex="normal"/>
    </style:style>
    <style:style style:name="P8" style:family="paragraph" style:parent-style-name="Standard">
      <style:paragraph-properties>
        <style:tab-stops>
          <style:tab-stop style:position="4.994cm"/>
          <style:tab-stop style:position="10.495cm"/>
          <style:tab-stop style:position="17.522cm"/>
          <style:tab-stop style:position="19.992cm"/>
        </style:tab-stops>
      </style:paragraph-properties>
      <style:text-properties style:font-name="Calibri" fo:language="en" fo:country="US" fo:font-weight="normal" officeooo:rsid="000f7d30" officeooo:paragraph-rsid="000f7d30" style:font-weight-asian="normal" style:font-weight-complex="normal"/>
    </style:style>
    <style:style style:name="P9" style:family="paragraph" style:parent-style-name="Standard">
      <style:paragraph-properties>
        <style:tab-stops>
          <style:tab-stop style:position="10.495cm"/>
          <style:tab-stop style:position="17.505cm"/>
          <style:tab-stop style:position="19.992cm"/>
          <style:tab-stop style:position="25.495cm" style:type="right"/>
        </style:tab-stops>
      </style:paragraph-properties>
      <style:text-properties style:font-name="Calibri" fo:language="en" fo:country="US" fo:font-weight="normal" officeooo:rsid="000f7d30" officeooo:paragraph-rsid="000f7d30" style:font-weight-asian="normal" style:font-weight-complex="normal"/>
    </style:style>
    <style:style style:name="P10" style:family="paragraph" style:parent-style-name="Standard">
      <style:paragraph-properties>
        <style:tab-stops>
          <style:tab-stop style:position="10.495cm"/>
          <style:tab-stop style:position="17.47cm"/>
          <style:tab-stop style:position="19.992cm"/>
          <style:tab-stop style:position="25.531cm" style:type="right"/>
        </style:tab-stops>
      </style:paragraph-properties>
      <style:text-properties style:font-name="Calibri" fo:language="en" fo:country="US" fo:font-weight="normal" officeooo:rsid="000f7d30" officeooo:paragraph-rsid="000f7d30" style:font-weight-asian="normal" style:font-weight-complex="normal"/>
    </style:style>
    <style:style style:name="P11" style:family="paragraph" style:parent-style-name="Standard">
      <style:paragraph-properties>
        <style:tab-stops>
          <style:tab-stop style:position="4.976cm"/>
          <style:tab-stop style:position="10.495cm"/>
          <style:tab-stop style:position="17.505cm"/>
          <style:tab-stop style:position="19.992cm"/>
          <style:tab-stop style:position="25.495cm" style:type="right"/>
        </style:tab-stops>
      </style:paragraph-properties>
      <style:text-properties style:font-name="Calibri" fo:language="en" fo:country="US" fo:font-weight="normal" officeooo:rsid="000f7d30" officeooo:paragraph-rsid="000f7d30" style:font-weight-asian="normal" style:font-weight-complex="normal"/>
    </style:style>
    <style:style style:name="P12" style:family="paragraph" style:parent-style-name="Standard">
      <style:paragraph-properties>
        <style:tab-stops>
          <style:tab-stop style:position="4.994cm"/>
          <style:tab-stop style:position="10.495cm"/>
          <style:tab-stop style:position="17.505cm"/>
          <style:tab-stop style:position="19.992cm"/>
          <style:tab-stop style:position="25.478cm" style:type="right"/>
        </style:tab-stops>
      </style:paragraph-properties>
      <style:text-properties style:font-name="Calibri" fo:language="en" fo:country="US" fo:font-weight="normal" officeooo:rsid="000f7d30" officeooo:paragraph-rsid="000f7d30" style:font-weight-asian="normal" style:font-weight-complex="normal"/>
    </style:style>
    <style:style style:name="P13" style:family="paragraph" style:parent-style-name="Standard">
      <style:paragraph-properties>
        <style:tab-stops>
          <style:tab-stop style:position="5.011cm"/>
          <style:tab-stop style:position="10.495cm"/>
          <style:tab-stop style:position="17.522cm"/>
          <style:tab-stop style:position="19.992cm"/>
          <style:tab-stop style:position="25.495cm" style:type="right"/>
        </style:tab-stops>
      </style:paragraph-properties>
      <style:text-properties style:font-name="Calibri" fo:language="en" fo:country="US" fo:font-weight="normal" officeooo:rsid="000f7d30" officeooo:paragraph-rsid="000f7d30" style:font-weight-asian="normal" style:font-weight-complex="normal"/>
    </style:style>
    <style:style style:name="P14" style:family="paragraph" style:parent-style-name="Standard">
      <style:paragraph-properties>
        <style:tab-stops>
          <style:tab-stop style:position="4.994cm"/>
          <style:tab-stop style:position="10.495cm"/>
          <style:tab-stop style:position="17.505cm"/>
          <style:tab-stop style:position="19.992cm"/>
        </style:tab-stops>
      </style:paragraph-properties>
      <style:text-properties style:font-name="Calibri" fo:language="en" fo:country="US" fo:font-weight="normal" officeooo:rsid="000f7d30" officeooo:paragraph-rsid="0012df5d" style:font-weight-asian="normal" style:font-weight-complex="normal"/>
    </style:style>
    <style:style style:name="P15" style:family="paragraph" style:parent-style-name="Standard">
      <style:paragraph-properties>
        <style:tab-stops>
          <style:tab-stop style:position="10.495cm"/>
          <style:tab-stop style:position="19.992cm"/>
        </style:tab-stops>
      </style:paragraph-properties>
      <style:text-properties style:font-name="Times New Roman" fo:font-size="14pt" fo:language="en" fo:country="US" fo:font-weight="bold" officeooo:rsid="000e137c" officeooo:paragraph-rsid="000e137c" style:font-size-asian="14pt" style:font-weight-asian="bold" style:font-size-complex="14pt" style:font-weight-complex="bold"/>
    </style:style>
    <style:style style:name="P16" style:family="paragraph" style:parent-style-name="Standard">
      <style:paragraph-properties>
        <style:tab-stops>
          <style:tab-stop style:position="10.495cm"/>
          <style:tab-stop style:position="17.505cm"/>
          <style:tab-stop style:position="19.992cm"/>
          <style:tab-stop style:position="25.495cm" style:type="right"/>
        </style:tab-stops>
      </style:paragraph-properties>
      <style:text-properties style:font-name="Consolas" fo:language="en" fo:country="US" fo:font-weight="normal" officeooo:rsid="000e137c" officeooo:paragraph-rsid="000e137c" style:font-weight-asian="normal" style:font-weight-complex="normal"/>
    </style:style>
    <style:style style:name="P17" style:family="paragraph" style:parent-style-name="Standard">
      <style:paragraph-properties>
        <style:tab-stops>
          <style:tab-stop style:position="10.495cm"/>
          <style:tab-stop style:position="17.505cm"/>
          <style:tab-stop style:position="19.992cm"/>
          <style:tab-stop style:position="25.531cm" style:type="right"/>
          <style:tab-stop style:position="25.599cm"/>
        </style:tab-stops>
      </style:paragraph-properties>
      <style:text-properties officeooo:paragraph-rsid="000f7d30"/>
    </style:style>
    <style:style style:name="P18" style:family="paragraph" style:parent-style-name="Standard">
      <style:paragraph-properties>
        <style:tab-stops>
          <style:tab-stop style:position="10.495cm"/>
          <style:tab-stop style:position="17.505cm"/>
          <style:tab-stop style:position="19.992cm"/>
          <style:tab-stop style:position="25.531cm" style:type="right"/>
        </style:tab-stops>
      </style:paragraph-properties>
      <style:text-properties officeooo:paragraph-rsid="000f7d30"/>
    </style:style>
    <style:style style:name="P19" style:family="paragraph" style:parent-style-name="Standard">
      <style:paragraph-properties>
        <style:tab-stops>
          <style:tab-stop style:position="10.495cm"/>
          <style:tab-stop style:position="17.697cm" style:type="right"/>
          <style:tab-stop style:position="19.992cm"/>
          <style:tab-stop style:position="25.513cm" style:type="right"/>
        </style:tab-stops>
      </style:paragraph-properties>
      <style:text-properties officeooo:paragraph-rsid="0012df5d"/>
    </style:style>
    <style:style style:name="P20" style:family="paragraph" style:parent-style-name="Standard">
      <style:paragraph-properties>
        <style:tab-stops>
          <style:tab-stop style:position="4.994cm"/>
          <style:tab-stop style:position="10.495cm"/>
          <style:tab-stop style:position="17.732cm" style:type="right"/>
          <style:tab-stop style:position="20.01cm"/>
          <style:tab-stop style:position="25.478cm" style:type="right"/>
        </style:tab-stops>
      </style:paragraph-properties>
      <style:text-properties officeooo:paragraph-rsid="0011d30f"/>
    </style:style>
    <style:style style:name="P21" style:family="paragraph" style:parent-style-name="Standard">
      <style:paragraph-properties>
        <style:tab-stops>
          <style:tab-stop style:position="4.994cm"/>
          <style:tab-stop style:position="10.495cm"/>
          <style:tab-stop style:position="19.992cm"/>
          <style:tab-stop style:position="25.495cm" style:type="right"/>
        </style:tab-stops>
      </style:paragraph-properties>
      <style:text-properties officeooo:paragraph-rsid="000f7d30"/>
    </style:style>
    <style:style style:name="P22" style:family="paragraph" style:parent-style-name="Standard">
      <style:paragraph-properties>
        <style:tab-stops>
          <style:tab-stop style:position="4.994cm"/>
          <style:tab-stop style:position="10.495cm"/>
          <style:tab-stop style:position="17.697cm" style:type="right"/>
          <style:tab-stop style:position="19.992cm"/>
          <style:tab-stop style:position="25.478cm" style:type="right"/>
        </style:tab-stops>
      </style:paragraph-properties>
      <style:text-properties officeooo:paragraph-rsid="000f7d30"/>
    </style:style>
    <style:style style:name="P23" style:family="paragraph" style:parent-style-name="Standard">
      <style:paragraph-properties>
        <style:tab-stops>
          <style:tab-stop style:position="4.994cm"/>
          <style:tab-stop style:position="10.495cm"/>
          <style:tab-stop style:position="17.505cm"/>
        </style:tab-stops>
      </style:paragraph-properties>
      <style:text-properties officeooo:paragraph-rsid="000f7d30"/>
    </style:style>
    <style:style style:name="P24" style:family="paragraph" style:parent-style-name="Standard">
      <style:paragraph-properties>
        <style:tab-stops>
          <style:tab-stop style:position="4.994cm"/>
          <style:tab-stop style:position="10.495cm"/>
          <style:tab-stop style:position="17.505cm"/>
          <style:tab-stop style:position="19.992cm"/>
        </style:tab-stops>
      </style:paragraph-properties>
      <style:text-properties officeooo:paragraph-rsid="001496e4"/>
    </style:style>
    <style:style style:name="P25" style:family="paragraph" style:parent-style-name="Standard">
      <style:paragraph-properties>
        <style:tab-stops>
          <style:tab-stop style:position="5.011cm"/>
          <style:tab-stop style:position="10.495cm"/>
          <style:tab-stop style:position="17.505cm"/>
          <style:tab-stop style:position="19.992cm"/>
        </style:tab-stops>
      </style:paragraph-properties>
      <style:text-properties officeooo:paragraph-rsid="000f7d30"/>
    </style:style>
    <style:style style:name="P26" style:family="paragraph" style:parent-style-name="Standard">
      <style:paragraph-properties>
        <style:tab-stops>
          <style:tab-stop style:position="5.011cm"/>
          <style:tab-stop style:position="10.495cm"/>
          <style:tab-stop style:position="17.715cm" style:type="right"/>
          <style:tab-stop style:position="19.992cm"/>
          <style:tab-stop style:position="25.495cm" style:type="right"/>
        </style:tab-stops>
      </style:paragraph-properties>
      <style:text-properties officeooo:paragraph-rsid="000f7d30"/>
    </style:style>
    <style:style style:name="P27" style:family="paragraph" style:parent-style-name="Standard">
      <style:paragraph-properties>
        <style:tab-stops>
          <style:tab-stop style:position="4.994cm"/>
          <style:tab-stop style:position="10.495cm"/>
          <style:tab-stop style:position="17.505cm"/>
          <style:tab-stop style:position="19.992cm"/>
          <style:tab-stop style:position="25.495cm" style:type="right"/>
        </style:tab-stops>
      </style:paragraph-properties>
      <style:text-properties officeooo:paragraph-rsid="000f7d30"/>
    </style:style>
    <style:style style:name="P28" style:family="paragraph" style:parent-style-name="Standard">
      <style:paragraph-properties>
        <style:tab-stops>
          <style:tab-stop style:position="4.994cm"/>
          <style:tab-stop style:position="10.495cm"/>
          <style:tab-stop style:position="17.697cm" style:type="right"/>
          <style:tab-stop style:position="19.992cm"/>
          <style:tab-stop style:position="25.495cm" style:type="right"/>
        </style:tab-stops>
      </style:paragraph-properties>
      <style:text-properties officeooo:paragraph-rsid="000f7d30"/>
    </style:style>
    <style:style style:name="T1" style:family="text">
      <style:text-properties style:font-name="Fantasque Sans Mono"/>
    </style:style>
    <style:style style:name="T2" style:family="text">
      <style:text-properties style:font-name="Fantasque Sans Mono" officeooo:rsid="000f7d30"/>
    </style:style>
    <style:style style:name="T3" style:family="text">
      <style:text-properties style:font-name="Fantasque Sans Mono" officeooo:rsid="000ff59a"/>
    </style:style>
    <style:style style:name="T4" style:family="text">
      <style:text-properties style:font-name="Fantasque Sans Mono" officeooo:rsid="0011fd76" style:language-asian="zxx" style:country-asian="none" style:language-complex="zxx" style:country-complex="none"/>
    </style:style>
    <style:style style:name="T5" style:family="text">
      <style:text-properties style:font-name="Fantasque Sans Mono" fo:language="en" fo:country="US" fo:font-weight="normal" officeooo:rsid="000ff59a" style:font-weight-asian="normal" style:font-weight-complex="normal"/>
    </style:style>
    <style:style style:name="T6" style:family="text">
      <style:text-properties style:font-name="Fantasque Sans Mono" fo:language="en" fo:country="US" fo:font-weight="normal" officeooo:rsid="0011be24" style:font-weight-asian="normal" style:font-weight-complex="normal"/>
    </style:style>
    <style:style style:name="T7" style:family="text">
      <style:text-properties style:font-name="Fantasque Sans Mono" fo:language="en" fo:country="US" fo:font-weight="normal" officeooo:rsid="0011fd76" style:font-weight-asian="normal" style:font-weight-complex="normal"/>
    </style:style>
    <style:style style:name="T8" style:family="text">
      <style:text-properties style:font-name="Fantasque Sans Mono" fo:language="en" fo:country="US" fo:font-weight="normal" officeooo:rsid="0012df5d" style:font-weight-asian="normal" style:font-weight-complex="normal"/>
    </style:style>
    <style:style style:name="T9" style:family="text">
      <style:text-properties style:font-name="Fantasque Sans Mono" fo:language="en" fo:country="US" fo:font-weight="normal" officeooo:rsid="001496e4" style:font-weight-asian="normal" style:font-weight-complex="normal"/>
    </style:style>
    <style:style style:name="T10" style:family="text">
      <style:text-properties style:font-name="Fantasque Sans Mono" officeooo:rsid="0011d30f"/>
    </style:style>
    <style:style style:name="T11" style:family="text">
      <style:text-properties style:font-name="Fantasque Sans Mono" officeooo:rsid="0011fd76"/>
    </style:style>
    <style:style style:name="T12" style:family="text">
      <style:text-properties style:font-name="Fantasque Sans Mono" officeooo:rsid="0012df5d"/>
    </style:style>
    <style:style style:name="T13" style:family="text">
      <style:text-properties style:font-name="Fantasque Sans Mono" officeooo:rsid="001ad547"/>
    </style:style>
    <style:style style:name="T14" style:family="text">
      <style:text-properties officeooo:rsid="000f7d30"/>
    </style:style>
    <style:style style:name="T15" style:family="text">
      <style:text-properties style:font-name="Calibri" officeooo:rsid="000f7d30"/>
    </style:style>
    <style:style style:name="T16" style:family="text">
      <style:text-properties style:font-name="Calibri" fo:language="en" fo:country="US" fo:font-weight="normal" officeooo:rsid="000ff59a" style:font-weight-asian="normal" style:font-weight-complex="normal"/>
    </style:style>
    <style:style style:name="T17" style:family="text">
      <style:text-properties style:font-name="Calibri" fo:language="en" fo:country="US" fo:font-weight="normal" officeooo:rsid="0011be24" style:font-weight-asian="normal" style:font-weight-complex="normal"/>
    </style:style>
    <style:style style:name="T18" style:family="text">
      <style:text-properties style:font-name="Calibri" fo:language="en" fo:country="US" fo:font-weight="normal" officeooo:rsid="0011fd76" style:font-weight-asian="normal" style:font-weight-complex="normal"/>
    </style:style>
    <style:style style:name="T19" style:family="text">
      <style:text-properties style:font-name="Calibri" fo:language="en" fo:country="US" fo:font-weight="normal" officeooo:rsid="0012df5d" style:font-weight-asian="normal" style:font-weight-complex="normal"/>
    </style:style>
    <style:style style:name="T20" style:family="text">
      <style:text-properties style:font-name="Calibri" fo:language="en" fo:country="US" fo:font-weight="normal" officeooo:rsid="001496e4" style:font-weight-asian="normal" style:font-weight-complex="normal"/>
    </style:style>
    <style:style style:name="T21" style:family="text">
      <style:text-properties style:font-name="Calibri" fo:language="en" fo:country="US" fo:font-weight="normal" officeooo:rsid="00177bbe" style:font-weight-asian="normal" style:font-weight-complex="normal"/>
    </style:style>
    <style:style style:name="T22" style:family="text">
      <style:text-properties style:font-name="Calibri" fo:language="en" fo:country="US" fo:font-weight="normal" officeooo:rsid="001e0013" style:font-weight-asian="normal" style:font-weight-complex="normal"/>
    </style:style>
    <style:style style:name="T23" style:family="text">
      <style:text-properties style:font-name="Calibri" officeooo:rsid="0011d30f"/>
    </style:style>
    <style:style style:name="T24" style:family="text">
      <style:text-properties officeooo:rsid="000ff59a"/>
    </style:style>
    <style:style style:name="T25" style:family="text">
      <style:text-properties style:font-name="Consolas" officeooo:rsid="000ff59a"/>
    </style:style>
    <style:style style:name="T26" style:family="text">
      <style:text-properties style:font-name="Consolas" officeooo:rsid="000ff59a" style:language-asian="zxx" style:country-asian="none" style:language-complex="zxx" style:country-complex="none"/>
    </style:style>
    <style:style style:name="T27" style:family="text">
      <style:text-properties style:font-name="Consolas" fo:language="en" fo:country="US" fo:font-weight="normal" officeooo:rsid="000ff59a" style:font-weight-asian="normal" style:font-weight-complex="normal"/>
    </style:style>
    <style:style style:name="T28" style:family="text">
      <style:text-properties style:font-name="Consolas" fo:language="en" fo:country="US" fo:font-weight="normal" officeooo:rsid="0011be24" style:font-weight-asian="normal" style:font-weight-complex="normal"/>
    </style:style>
    <style:style style:name="T29" style:family="text">
      <style:text-properties style:font-name="Consolas" fo:language="en" fo:country="US" fo:font-weight="normal" officeooo:rsid="0012df5d" style:font-weight-asian="normal" style:font-weight-complex="normal"/>
    </style:style>
    <style:style style:name="T30" style:family="text">
      <style:text-properties style:font-name="Consolas" fo:language="en" fo:country="US" fo:font-weight="normal" officeooo:rsid="001496e4" style:font-weight-asian="normal" style:font-weight-complex="normal"/>
    </style:style>
    <style:style style:name="T31" style:family="text">
      <style:text-properties style:font-name="Consolas" officeooo:rsid="0011fd76"/>
    </style:style>
    <style:style style:name="T32" style:family="text">
      <style:text-properties officeooo:rsid="0011d30f"/>
    </style:style>
    <style:style style:name="T33" style:family="text">
      <style:text-properties officeooo:rsid="0011fd76" style:language-asian="zxx" style:country-asian="none" style:language-complex="zxx" style:country-complex="none"/>
    </style:style>
    <style:style style:name="T34" style:family="text">
      <style:text-properties officeooo:rsid="0011fd76"/>
    </style:style>
    <style:style style:name="T35" style:family="text">
      <style:text-properties officeooo:rsid="0012df5d"/>
    </style:style>
    <style:style style:name="T36" style:family="text">
      <style:text-properties style:font-name="Times New Roman" fo:font-size="14pt" fo:language="en" fo:country="US" fo:font-weight="bold" officeooo:rsid="0012df5d" style:font-size-asian="14pt" style:font-weight-asian="bold" style:font-size-complex="14pt" style:font-weight-complex="bold"/>
    </style:style>
    <style:style style:name="T37" style:family="text">
      <style:text-properties style:font-name="Times New Roman" fo:font-size="14pt" fo:language="en" fo:country="US" fo:font-weight="bold" officeooo:rsid="001496e4" style:font-size-asian="14pt" style:font-weight-asian="bold" style:font-size-complex="14pt" style:font-weight-complex="bold"/>
    </style:style>
    <style:style style:name="T38" style:family="text">
      <style:text-properties style:font-name="Times New Roman" fo:font-size="14pt" fo:font-weight="bold" officeooo:rsid="000e137c" style:font-size-asian="14pt" style:font-weight-asian="bold" style:font-size-complex="14pt" style:font-weight-complex="bold"/>
    </style:style>
    <style:style style:name="T39" style:family="text">
      <style:text-properties style:font-name="Times New Roman" fo:font-size="14pt" fo:font-weight="bold" officeooo:rsid="0012df5d" style:font-size-asian="14pt" style:font-weight-asian="bold" style:font-size-complex="14pt" style:font-weight-complex="bold"/>
    </style:style>
    <style:style style:name="T40" style:family="text">
      <style:text-properties officeooo:rsid="001e00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CSH CheatSheet</text:p>
      <text:p text:style-name="P15">I/O Redirection<text:tab/>History<text:tab/>Job Control</text:p>
      <text:p text:style-name="P3"><text:span text:style-name="T34">i</text:span>nput<text:tab/><text:span text:style-name="T1">command &lt; file<text:tab/></text:span><text:span text:style-name="T34">p</text:span><text:span text:style-name="T14">revious</text:span><text:span text:style-name="T2"><text:tab/>!!<text:tab/></text:span><text:span text:style-name="T34">s</text:span><text:span text:style-name="T32">top foreground job</text:span><text:span text:style-name="T10"><text:tab/>CTRL-Z</text:span></text:p>
      <text:p text:style-name="P2"><text:span text:style-name="T34">o</text:span>utput<text:tab/><text:span text:style-name="T1">command &gt; file<text:tab/></text:span><text:span text:style-name="T14">n command</text:span><text:span text:style-name="T2"><text:tab/>!n<text:tab/></text:span><text:span text:style-name="T34">t</text:span><text:span text:style-name="T32">erminate fg job</text:span><text:span text:style-name="T10"><text:tab/>CTRL-C</text:span></text:p>
      <text:p text:style-name="P2"><text:span text:style-name="T34">a</text:span>ppend<text:tab/>c<text:span text:style-name="T1">ommand &gt;&gt; filename<text:tab/></text:span><text:span text:style-name="T14">nth-to-last command</text:span><text:span text:style-name="T2"><text:tab/>!-n<text:tab/></text:span><text:span text:style-name="T32">stopped/bg job to fg</text:span><text:span text:style-name="T10"><text:tab/>fg %j</text:span></text:p>
      <text:p text:style-name="P6"><text:span text:style-name="T34">o</text:span>utput STDIN+STDERR<text:tab/><text:span text:style-name="T1">command &gt;&amp; file<text:tab/></text:span>command begins with str<text:span text:style-name="T1"><text:tab/>!str<text:tab/></text:span><text:span text:style-name="T32">stopped job to bg</text:span><text:span text:style-name="T10"><text:tab/>bg %j</text:span></text:p>
      <text:p text:style-name="P7"><text:span text:style-name="T34">a</text:span>ppend STDIN+STDERR<text:tab/><text:span text:style-name="T1">command &gt;&gt;&amp; file<text:tab/></text:span>command contains str<text:span text:style-name="T1"><text:tab/>!?str?<text:tab/></text:span><text:span text:style-name="T32">kill stopped/bg job</text:span><text:span text:style-name="T10"><text:tab/>kill %j</text:span></text:p>
      <text:p text:style-name="P16">If noclobber is set:<text:tab/><text:span text:style-name="T15">current command line</text:span><text:span text:style-name="T14"><text:tab/></text:span><text:span text:style-name="T2">!#</text:span><text:span text:style-name="T14"><text:tab/></text:span><text:span text:style-name="T23">stop bg job</text:span><text:span text:style-name="T32"><text:tab/></text:span><text:span text:style-name="T10">stop %j</text:span></text:p>
      <text:p text:style-name="P4"><text:span text:style-name="T34">o</text:span>utput<text:tab/><text:span text:style-name="T1">command &gt;! file<text:tab/></text:span><text:span text:style-name="T25">Word </text:span><text:span text:style-name="T26">designators:<text:tab/></text:span><text:span text:style-name="T33">suspend shell<text:tab/></text:span><text:span text:style-name="T4">suspend</text:span></text:p>
      <text:p text:style-name="P5"><text:span text:style-name="T34">a</text:span>ppend<text:tab/>c<text:span text:style-name="T1">ommand &gt;&gt;! file<text:tab/></text:span><text:span text:style-name="T24">word 0</text:span><text:span text:style-name="T3"><text:tab/>0<text:tab/></text:span><text:span text:style-name="T34">display job list</text:span><text:span text:style-name="T11"><text:tab/>jobs -</text:span><text:span text:style-name="T13">l</text:span></text:p>
      <text:p text:style-name="P8"><text:span text:style-name="T34">o</text:span>utput STDIN+STDERR<text:tab/><text:span text:style-name="T1">command &gt;&amp;! file<text:tab/></text:span><text:span text:style-name="T24">word n</text:span><text:span text:style-name="T3"><text:tab/>n<text:tab/></text:span><text:span text:style-name="T31">Forms of %j:</text:span></text:p>
      <text:p text:style-name="P6"><text:span text:style-name="T34">a</text:span>ppend STDIN+STDERR<text:span text:style-name="T1"><text:tab/>command &gt;&gt;&amp;! file<text:tab/></text:span><text:span text:style-name="T24">word 1</text:span><text:span text:style-name="T3"><text:tab/>^<text:tab/></text:span><text:span text:style-name="T34">current job</text:span><text:span text:style-name="T11"><text:tab/>% %+ %%</text:span></text:p>
      <text:p text:style-name="P11"><text:span text:style-name="T35">pipe</text:span><text:span text:style-name="T12"><text:tab/>command | command</text:span><text:span text:style-name="T3"><text:tab/></text:span><text:span text:style-name="T24">last word</text:span><text:span text:style-name="T3"><text:tab/>$<text:tab/></text:span><text:span text:style-name="T34">previous job</text:span><text:span text:style-name="T11"><text:tab/>%-</text:span></text:p>
      <text:p text:style-name="P12"><text:span text:style-name="T35">subshell</text:span><text:span text:style-name="T12"><text:tab/>( command ; command )</text:span><text:span text:style-name="T3"><text:tab/></text:span><text:span text:style-name="T24">m thru n</text:span><text:span text:style-name="T3"><text:tab/>m-n<text:tab/></text:span><text:span text:style-name="T34">job n</text:span><text:span text:style-name="T11"><text:tab/>%n</text:span></text:p>
      <text:p text:style-name="P13"><text:span text:style-name="T35">execute in subshell</text:span><text:span text:style-name="T12"><text:tab/>`command args`</text:span><text:span text:style-name="T3"><text:tab/></text:span><text:span text:style-name="T24">0 thru n</text:span><text:span text:style-name="T3"><text:tab/>-n<text:tab/></text:span><text:span text:style-name="T34">job begin</text:span><text:span text:style-name="T40">s</text:span><text:span text:style-name="T34"> with str</text:span><text:span text:style-name="T11"><text:tab/>%str</text:span></text:p>
      <text:p text:style-name="P9"><text:span text:style-name="T3"><text:tab/></text:span><text:span text:style-name="T24">m thru last word (no include)</text:span><text:span text:style-name="T3"><text:tab/>m-<text:tab/></text:span><text:span text:style-name="T34">job contains str</text:span><text:span text:style-name="T11"><text:tab/>%?str %\?str</text:span></text:p>
      <text:p text:style-name="P14"><text:span text:style-name="T39">Special characters</text:span><text:span text:style-name="T38"><text:tab/></text:span><text:span text:style-name="T3"><text:tab/></text:span><text:span text:style-name="T24">0 thru last word (no include)</text:span><text:span text:style-name="T3"><text:tab/>-<text:tab/></text:span><text:span text:style-name="T25">Short versions:</text:span></text:p>
      <text:p text:style-name="P10"><text:span text:style-name="T12">~ </text:span><text:span text:style-name="T3">* </text:span><text:span text:style-name="T12">^ </text:span><text:span text:style-name="T3">? </text:span><text:span text:style-name="T12">[ ] { } $ | &lt; &gt;</text:span><text:span text:style-name="T3"><text:tab/></text:span><text:span text:style-name="T24">m thru last word</text:span><text:span text:style-name="T3"><text:tab/>m*<text:tab/></text:span><text:span text:style-name="T34">fg %j</text:span><text:span text:style-name="T11"><text:tab/>%j</text:span></text:p>
      <text:p text:style-name="P17"><text:span text:style-name="T5">! </text:span><text:span text:style-name="T8">&amp; ; \ ' " ` ( )</text:span><text:span text:style-name="T5"><text:tab/></text:span><text:span text:style-name="T16">1 thru last word (or empty)</text:span><text:span text:style-name="T5"><text:tab/>*<text:tab/></text:span><text:span text:style-name="T18">fg </text:span><text:span text:style-name="T19">%</text:span><text:span text:style-name="T7"><text:tab/></text:span><text:span text:style-name="T8">fg</text:span></text:p>
      <text:p text:style-name="P18"><text:span text:style-name="T5"><text:tab/></text:span><text:span text:style-name="T16">(following !?str?) word match</text:span><text:span text:style-name="T5"><text:tab/>%<text:tab/></text:span><text:span text:style-name="T19">fg %</text:span><text:span text:style-name="T8"><text:tab/>%</text:span></text:p>
      <text:p text:style-name="P19"><text:span text:style-name="T36">Wildcards</text:span><text:span text:style-name="T5"><text:tab/></text:span><text:span text:style-name="T27">Examples:<text:tab/></text:span><text:span text:style-name="T5">!!:^ !5:$ !#:2<text:tab/></text:span><text:span text:style-name="T19">bg %j</text:span><text:span text:style-name="T8"><text:tab/>%j&amp;</text:span></text:p>
      <text:p text:style-name="P20"><text:span text:style-name="T19">0 or more</text:span><text:span text:style-name="T8"><text:tab/>*</text:span><text:span text:style-name="T5"><text:tab/></text:span><text:span text:style-name="T27">Short versions:<text:tab/></text:span><text:span text:style-name="T5">!* !^ !$ !% !#^<text:tab/></text:span><text:span text:style-name="T19">bg %</text:span><text:span text:style-name="T8"><text:tab/>bg</text:span></text:p>
      <text:p text:style-name="P21"><text:span text:style-name="T19">1 character</text:span><text:span text:style-name="T8"><text:tab/>?</text:span><text:span text:style-name="T5"><text:tab/></text:span><text:span text:style-name="T28">Modifiers:<text:tab/></text:span><text:span text:style-name="T19">bg %</text:span><text:span text:style-name="T29"><text:tab/></text:span><text:span text:style-name="T8">%&amp;</text:span></text:p>
      <text:p text:style-name="P22"><text:span text:style-name="T19">range</text:span><text:span text:style-name="T8"><text:tab/>[…]</text:span><text:span text:style-name="T6"><text:tab/></text:span><text:span text:style-name="T21">short for !!:s/old/new/</text:span><text:span text:style-name="T6"><text:tab/>^old^new<text:tab/></text:span><text:span text:style-name="T19">run in b</text:span><text:span text:style-name="T22">g</text:span><text:span text:style-name="T19"><text:tab/></text:span><text:span text:style-name="T8">command &amp;</text:span></text:p>
      <text:p text:style-name="P23"><text:span text:style-name="T19">not in range (buggy)</text:span><text:span text:style-name="T8"><text:tab/>[^…]</text:span><text:span text:style-name="T6"><text:tab/></text:span><text:span text:style-name="T17">root of filename</text:span><text:span text:style-name="T6"><text:tab/>r</text:span></text:p>
      <text:p text:style-name="P24"><text:span text:style-name="T19">not match pattern</text:span><text:span text:style-name="T8"><text:tab/>^pattern</text:span><text:span text:style-name="T6"><text:tab/></text:span><text:span text:style-name="T17">extension of filename</text:span><text:span text:style-name="T6"><text:tab/>e<text:tab/></text:span><text:span text:style-name="T37">Prompt</text:span></text:p>
      <text:p text:style-name="P25"><text:span text:style-name="T19">string expansion</text:span><text:span text:style-name="T8"><text:tab/>{…}</text:span><text:span text:style-name="T6"><text:tab/></text:span><text:span text:style-name="T17">head of pathname</text:span><text:span text:style-name="T6"><text:tab/>h<text:tab/></text:span><text:span text:style-name="T9">Colored prompt:</text:span></text:p>
      <text:p text:style-name="P25"><text:span text:style-name="T19">home dir expansion</text:span><text:span text:style-name="T8"><text:tab/>~</text:span><text:span text:style-name="T6"><text:tab/></text:span><text:span text:style-name="T17">tail of pathname</text:span><text:span text:style-name="T6"><text:tab/>t<text:tab/>%{\033[3</text:span><text:span text:style-name="T9">2</text:span><text:span text:style-name="T6">m%}%h%{\033[0m%}</text:span></text:p>
      <text:p text:style-name="P26"><text:span text:style-name="T19">user's home dir</text:span><text:span text:style-name="T8"><text:tab/>~user</text:span><text:span text:style-name="T6"><text:tab/></text:span><text:span text:style-name="T17">substitute</text:span><text:span text:style-name="T6"><text:tab/>s/old/new/<text:tab/></text:span><text:span text:style-name="T20">history number</text:span><text:span text:style-name="T9"><text:tab/>%h</text:span></text:p>
      <text:p text:style-name="P27"><text:span text:style-name="T29">Exaple:<text:tab/></text:span><text:span text:style-name="T9">ls file{,1,2}</text:span><text:span text:style-name="T6"><text:tab/></text:span><text:span text:style-name="T17">repeat previous substitution</text:span><text:span text:style-name="T6"><text:tab/>&amp;<text:tab/></text:span><text:span text:style-name="T17">&gt; </text:span><text:span text:style-name="T20">user, # root</text:span><text:span text:style-name="T9"><text:tab/>%#</text:span></text:p>
      <text:p text:style-name="P28"><text:span text:style-name="T30">Result:</text:span><text:span text:style-name="T9"><text:tab/>ls file file1 file2</text:span><text:span text:style-name="T6"><text:tab/></text:span><text:span text:style-name="T17">modifiers</text:span><text:span text:style-name="T6"><text:tab/>a g l p q u x<text:tab/></text:span><text:span text:style-name="T20">short path</text:span><text:span text:style-name="T9"><text:tab/>%~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Fantasque Sans Mono" svg:font-family="'Fantasque Sans Mono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6T22:18:51.619424504</meta:creation-date>
    <meta:editing-duration>P0D</meta:editing-duration>
    <meta:editing-cycles>1</meta:editing-cycles>
    <meta:generator>LibreOffice/7.0.4.2$Linux_X86_64 LibreOffice_project/00$Build-2</meta:generator>
    <meta:document-statistic meta:table-count="0" meta:image-count="0" meta:object-count="0" meta:page-count="1" meta:paragraph-count="31" meta:word-count="349" meta:character-count="1786" meta:non-whitespace-character-count="1465"/>
  </office:meta>
</office:document-meta>
</file>